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73.6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8.94mm"/>
    </style:style>
    <style:style style:name="co5" style:family="table-column">
      <style:table-column-properties fo:break-before="auto" style:column-width="4.66mm"/>
    </style:style>
    <style:style style:name="co6" style:family="table-column">
      <style:table-column-properties fo:break-before="auto" style:column-width="7.58mm"/>
    </style:style>
    <style:style style:name="co7" style:family="table-column">
      <style:table-column-properties fo:break-before="auto" style:column-width="7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58.3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TSMER9A3_Gambierdiscus-carpenteri_gosum2-bio" table:style-name="ta1">
        <table:shapes>
          <draw:frame draw:z-index="0" draw:style-name="gr1" draw:text-style-name="P1" svg:width="307.26mm" svg:height="714.23mm" svg:x="5.27mm" svg:y="295.48mm">
            <loext:p draw:notify-on-update-of-ranges="'UTSMER9A3_Gambierdiscus-carpenteri_gosum2-bio'.B1:'UTSMER9A3_Gambierdiscus-carpenteri_gosum2-bio'.B1 'UTSMER9A3_Gambierdiscus-carpenteri_gosum2-bio'.B2:'UTSMER9A3_Gambierdiscus-carpenteri_gosum2-bio'.B65 'UTSMER9A3_Gambierdiscus-carpenteri_gosum2-bio'.C1:'UTSMER9A3_Gambierdiscus-carpenteri_gosum2-bio'.C1 'UTSMER9A3_Gambierdiscus-carpenteri_gosum2-bio'.C2:'UTSMER9A3_Gambierdiscus-carpenteri_gosum2-bio'.C65 'UTSMER9A3_Gambierdiscus-carpenteri_gosum2-bio'.D1:'UTSMER9A3_Gambierdiscus-carpenteri_gosum2-bio'.D1 'UTSMER9A3_Gambierdiscus-carpenteri_gosum2-bio'.D2:'UTSMER9A3_Gambierdiscus-carpenteri_gosum2-bio'.D65 'UTSMER9A3_Gambierdiscus-carpenteri_gosum2-bio'.E1:'UTSMER9A3_Gambierdiscus-carpenteri_gosum2-bio'.E1 'UTSMER9A3_Gambierdiscus-carpenteri_gosum2-bio'.E2:'UTSMER9A3_Gambierdiscus-carpenteri_gosum2-bio'.E65 'UTSMER9A3_Gambierdiscus-carpenteri_gosum2-bio'.F1:'UTSMER9A3_Gambierdiscus-carpenteri_gosum2-bio'.F1 'UTSMER9A3_Gambierdiscus-carpenteri_gosum2-bio'.F2:'UTSMER9A3_Gambierdiscus-carpenteri_gosum2-bio'.F65 'UTSMER9A3_Gambierdiscus-carpenteri_gosum2-bio'.G1:'UTSMER9A3_Gambierdiscus-carpenteri_gosum2-bio'.G1 'UTSMER9A3_Gambierdiscus-carpenteri_gosum2-bio'.G2:'UTSMER9A3_Gambierdiscus-carpenteri_gosum2-bio'.G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G. australes</text:p>
          </table:table-cell>
          <table:table-cell office:value-type="string" calcext:value-type="string">
            <text:p>G. carpenteri</text:p>
          </table:table-cell>
          <table:table-cell office:value-type="string" calcext:value-type="string">
            <text:p>G. lapillus</text:p>
          </table:table-cell>
          <table:table-cell office:value-type="string" calcext:value-type="string">
            <text:p>G. cf. Silvae</text:p>
          </table:table-cell>
          <table:table-cell office:value-type="string" calcext:value-type="string">
            <text:p>G. polynesi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0075</text:p>
          </table:table-cell>
          <table:table-cell office:value-type="string" calcext:value-type="string">
            <text:p>cell cycle check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2252</text:p>
          </table:table-cell>
          <table:table-cell office:value-type="string" calcext:value-type="string">
            <text:p>immune effector proces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3008</text:p>
          </table:table-cell>
          <table:table-cell office:value-type="string" calcext:value-type="string">
            <text:p>system proces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6457</text:p>
          </table:table-cell>
          <table:table-cell office:value-type="string" calcext:value-type="string">
            <text:p>protein folding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6807</text:p>
          </table:table-cell>
          <table:table-cell office:value-type="string" calcext:value-type="string">
            <text:p>nitrogen compound metabolic process</text:p>
          </table:table-cell>
          <table:table-cell office:value-type="float" office:value="255" calcext:value-type="float">
            <text:p>255</text:p>
          </table:table-cell>
          <table:table-cell office:value-type="float" office:value="279" calcext:value-type="float">
            <text:p>279</text:p>
          </table:table-cell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6928</text:p>
          </table:table-cell>
          <table:table-cell office:value-type="string" calcext:value-type="string">
            <text:p>movement of cell or subcellular component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6950</text:p>
          </table:table-cell>
          <table:table-cell office:value-type="string" calcext:value-type="string">
            <text:p>response to stres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6955</text:p>
          </table:table-cell>
          <table:table-cell office:value-type="string" calcext:value-type="string">
            <text:p>immune respons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7017</text:p>
          </table:table-cell>
          <table:table-cell office:value-type="string" calcext:value-type="string">
            <text:p>microtubule-based proces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7049</text:p>
          </table:table-cell>
          <table:table-cell office:value-type="string" calcext:value-type="string">
            <text:p>cell cycl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7059</text:p>
          </table:table-cell>
          <table:table-cell office:value-type="string" calcext:value-type="string">
            <text:p>chromosome segregati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7154</text:p>
          </table:table-cell>
          <table:table-cell office:value-type="string" calcext:value-type="string">
            <text:p>cell communicatio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7155</text:p>
          </table:table-cell>
          <table:table-cell office:value-type="string" calcext:value-type="string">
            <text:p>cell adhes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7163</text:p>
          </table:table-cell>
          <table:table-cell office:value-type="string" calcext:value-type="string">
            <text:p>establishment or maintenance of cell polar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7165</text:p>
          </table:table-cell>
          <table:table-cell office:value-type="string" calcext:value-type="string">
            <text:p>signal transduction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8037</text:p>
          </table:table-cell>
          <table:table-cell office:value-type="string" calcext:value-type="string">
            <text:p>cell recogn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8219</text:p>
          </table:table-cell>
          <table:table-cell office:value-type="string" calcext:value-type="string">
            <text:p>cell 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9056</text:p>
          </table:table-cell>
          <table:table-cell office:value-type="string" calcext:value-type="string">
            <text:p>catabolic process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9058</text:p>
          </table:table-cell>
          <table:table-cell office:value-type="string" calcext:value-type="string">
            <text:p>biosynthetic process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9605</text:p>
          </table:table-cell>
          <table:table-cell office:value-type="string" calcext:value-type="string">
            <text:p>response to external stimulu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9607</text:p>
          </table:table-cell>
          <table:table-cell office:value-type="string" calcext:value-type="string">
            <text:p>response to biotic stimul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9628</text:p>
          </table:table-cell>
          <table:table-cell office:value-type="string" calcext:value-type="string">
            <text:p>response to abiotic stimulus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9719</text:p>
          </table:table-cell>
          <table:table-cell office:value-type="string" calcext:value-type="string">
            <text:p>response to endogenous stimu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9653</text:p>
          </table:table-cell>
          <table:table-cell office:value-type="string" calcext:value-type="string">
            <text:p>anatomical structure morphogenes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6043</text:p>
          </table:table-cell>
          <table:table-cell office:value-type="string" calcext:value-type="string">
            <text:p>cellular component organization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9725</text:p>
          </table:table-cell>
          <table:table-cell office:value-type="string" calcext:value-type="string">
            <text:p>cellular homeostasi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9748</text:p>
          </table:table-cell>
          <table:table-cell office:value-type="string" calcext:value-type="string">
            <text:p>secondary metabolic proce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22402</text:p>
          </table:table-cell>
          <table:table-cell office:value-type="string" calcext:value-type="string">
            <text:p>cell cycle proces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22406</text:p>
          </table:table-cell>
          <table:table-cell office:value-type="string" calcext:value-type="string">
            <text:p>membrane docking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0029</text:p>
          </table:table-cell>
          <table:table-cell office:value-type="string" calcext:value-type="string">
            <text:p>actin filament-based proc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1503</text:p>
          </table:table-cell>
          <table:table-cell office:value-type="string" calcext:value-type="string">
            <text:p>protein-containing complex localizati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2259</text:p>
          </table:table-cell>
          <table:table-cell office:value-type="string" calcext:value-type="string">
            <text:p>methylati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3036</text:p>
          </table:table-cell>
          <table:table-cell office:value-type="string" calcext:value-type="string">
            <text:p>macromolecule localizatio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5036</text:p>
          </table:table-cell>
          <table:table-cell office:value-type="string" calcext:value-type="string">
            <text:p>sperm-egg recogn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2221</text:p>
          </table:table-cell>
          <table:table-cell office:value-type="string" calcext:value-type="string">
            <text:p>response to chemic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2330</text:p>
          </table:table-cell>
          <table:table-cell office:value-type="string" calcext:value-type="string">
            <text:p>tax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2440</text:p>
          </table:table-cell>
          <table:table-cell office:value-type="string" calcext:value-type="string">
            <text:p>pigment metabolic proces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085</text:p>
          </table:table-cell>
          <table:table-cell office:value-type="string" calcext:value-type="string">
            <text:p>cellular component biogenesi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237</text:p>
          </table:table-cell>
          <table:table-cell office:value-type="string" calcext:value-type="string">
            <text:p>cellular metabolic process</text:p>
          </table:table-cell>
          <table:table-cell office:value-type="float" office:value="320" calcext:value-type="float">
            <text:p>320</text:p>
          </table:table-cell>
          <table:table-cell office:value-type="float" office:value="344" calcext:value-type="float">
            <text:p>344</text:p>
          </table:table-cell>
          <table:table-cell office:value-type="float" office:value="338" calcext:value-type="float">
            <text:p>338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238</text:p>
          </table:table-cell>
          <table:table-cell office:value-type="string" calcext:value-type="string">
            <text:p>primary metabolic process</text:p>
          </table:table-cell>
          <table:table-cell office:value-type="float" office:value="272" calcext:value-type="float">
            <text:p>272</text:p>
          </table:table-cell>
          <table:table-cell office:value-type="float" office:value="295" calcext:value-type="float">
            <text:p>295</text:p>
          </table:table-cell>
          <table:table-cell office:value-type="float" office:value="284" calcext:value-type="float">
            <text:p>284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281</text:p>
          </table:table-cell>
          <table:table-cell office:value-type="string" calcext:value-type="string">
            <text:p>small molecule metabolic process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419</text:p>
          </table:table-cell>
          <table:table-cell office:value-type="string" calcext:value-type="string">
            <text:p>interspecies interaction between organism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8856</text:p>
          </table:table-cell>
          <table:table-cell office:value-type="string" calcext:value-type="string">
            <text:p>anatomical structure developmen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8869</text:p>
          </table:table-cell>
          <table:table-cell office:value-type="string" calcext:value-type="string">
            <text:p>cellular developmental proces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:0048870</text:p>
          </table:table-cell>
          <table:table-cell office:value-type="string" calcext:value-type="string">
            <text:p>cell motil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0789</text:p>
          </table:table-cell>
          <table:table-cell office:value-type="string" calcext:value-type="string">
            <text:p>regulation of biological process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1234</text:p>
          </table:table-cell>
          <table:table-cell office:value-type="string" calcext:value-type="string">
            <text:p>establishment of localization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1235</text:p>
          </table:table-cell>
          <table:table-cell office:value-type="string" calcext:value-type="string">
            <text:p>maintenance of locati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1606</text:p>
          </table:table-cell>
          <table:table-cell office:value-type="string" calcext:value-type="string">
            <text:p>detection of stimulus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1641</text:p>
          </table:table-cell>
          <table:table-cell office:value-type="string" calcext:value-type="string">
            <text:p>cellular localizatio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1716</text:p>
          </table:table-cell>
          <table:table-cell office:value-type="string" calcext:value-type="string">
            <text:p>cellular response to stimulus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2192</text:p>
          </table:table-cell>
          <table:table-cell office:value-type="string" calcext:value-type="string">
            <text:p>movement in environment of other organism involved in symbiotic interacti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5114</text:p>
          </table:table-cell>
          <table:table-cell office:value-type="string" calcext:value-type="string">
            <text:p>oxidation-reduction process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61919</text:p>
          </table:table-cell>
          <table:table-cell office:value-type="string" calcext:value-type="string">
            <text:p>process utilizing autophagic mechanis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65008</text:p>
          </table:table-cell>
          <table:table-cell office:value-type="string" calcext:value-type="string">
            <text:p>regulation of biological quality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65009</text:p>
          </table:table-cell>
          <table:table-cell office:value-type="string" calcext:value-type="string">
            <text:p>regulation of molecular functi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70085</text:p>
          </table:table-cell>
          <table:table-cell office:value-type="string" calcext:value-type="string">
            <text:p>glycosylation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70988</text:p>
          </table:table-cell>
          <table:table-cell office:value-type="string" calcext:value-type="string">
            <text:p>demethylation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71554</text:p>
          </table:table-cell>
          <table:table-cell office:value-type="string" calcext:value-type="string">
            <text:p>cell wall organization or biogenesi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71704</text:p>
          </table:table-cell>
          <table:table-cell office:value-type="string" calcext:value-type="string">
            <text:p>organic substance metabolic process</text:p>
          </table:table-cell>
          <table:table-cell office:value-type="float" office:value="328" calcext:value-type="float">
            <text:p>328</text:p>
          </table:table-cell>
          <table:table-cell office:value-type="float" office:value="355" calcext:value-type="float">
            <text:p>355</text:p>
          </table:table-cell>
          <table:table-cell office:value-type="float" office:value="349" calcext:value-type="float">
            <text:p>349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72376</text:p>
          </table:table-cell>
          <table:table-cell office:value-type="string" calcext:value-type="string">
            <text:p>protein activation cascad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140029</text:p>
          </table:table-cell>
          <table:table-cell office:value-type="string" calcext:value-type="string">
            <text:p>exocytic proces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1903046</text:p>
          </table:table-cell>
          <table:table-cell office:value-type="string" calcext:value-type="string">
            <text:p>meiotic cell cycle proc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1990748</text:p>
          </table:table-cell>
          <table:table-cell office:value-type="string" calcext:value-type="string">
            <text:p>cellular detoxification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4:57:21.511360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15:09:18.333923279</dc:date>
    <meta:editing-duration>PT24M33S</meta:editing-duration>
    <meta:editing-cycles>8</meta:editing-cycles>
    <meta:generator>LibreOffice/5.1.6.2$Linux_X86_64 LibreOffice_project/10m0$Build-2</meta:generator>
    <meta:document-statistic meta:table-count="1" meta:cell-count="4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7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727cm" svg:height="71.424cm" xlink:href=".." xlink:type="simple" chart:class="chart:bar" chart:style-name="ch1">
        <chart:legend svg:x="27.615cm" svg:y="49.962cm" style:legend-expansion="custom" chartooo:width="3.111cm" chartooo:height="2.59cm" style:legend-expansion-aspect-ratio="1.2011583011583" chart:style-name="ch2"/>
        <chart:plot-area chart:style-name="ch3" table:cell-range-address="'UTSMER9A3_Gambierdiscus-carpenteri_gosum2-bio'.B1:'UTSMER9A3_Gambierdiscus-carpenteri_gosum2-bio'.G65" chart:data-source-has-labels="both" svg:x="0.153cm" svg:y="0.113cm" svg:width="27.508cm" svg:height="70.988cm">
          <chartooo:coordinate-region svg:x="2.653cm" svg:y="0.313cm" svg:width="25.008cm" svg:height="66.066cm"/>
          <chart:axis chart:dimension="x" chart:name="primary-x" chart:style-name="ch4" chartooo:axis-type="auto">
            <chartooo:date-scale/>
            <chart:categories table:cell-range-address="'UTSMER9A3_Gambierdiscus-carpenteri_gosum2-bio'.B2:'UTSMER9A3_Gambierdiscus-carpenteri_gosum2-bio'.B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TSMER9A3_Gambierdiscus-carpenteri_gosum2-bio'.C2:'UTSMER9A3_Gambierdiscus-carpenteri_gosum2-bio'.C65" chart:label-cell-address="'UTSMER9A3_Gambierdiscus-carpenteri_gosum2-bio'.C1:'UTSMER9A3_Gambierdiscus-carpenteri_gosum2-bio'.C1" chart:class="chart:bar">
            <chart:data-point chart:repeated="64"/>
          </chart:series>
          <chart:series chart:style-name="ch8" chart:values-cell-range-address="'UTSMER9A3_Gambierdiscus-carpenteri_gosum2-bio'.D2:'UTSMER9A3_Gambierdiscus-carpenteri_gosum2-bio'.D65" chart:label-cell-address="'UTSMER9A3_Gambierdiscus-carpenteri_gosum2-bio'.D1:'UTSMER9A3_Gambierdiscus-carpenteri_gosum2-bio'.D1" chart:class="chart:bar">
            <chart:data-point chart:repeated="64"/>
          </chart:series>
          <chart:series chart:style-name="ch9" chart:values-cell-range-address="'UTSMER9A3_Gambierdiscus-carpenteri_gosum2-bio'.E2:'UTSMER9A3_Gambierdiscus-carpenteri_gosum2-bio'.E65" chart:label-cell-address="'UTSMER9A3_Gambierdiscus-carpenteri_gosum2-bio'.E1:'UTSMER9A3_Gambierdiscus-carpenteri_gosum2-bio'.E1" chart:class="chart:bar">
            <chart:data-point chart:repeated="64"/>
          </chart:series>
          <chart:series chart:style-name="ch10" chart:values-cell-range-address="'UTSMER9A3_Gambierdiscus-carpenteri_gosum2-bio'.F2:'UTSMER9A3_Gambierdiscus-carpenteri_gosum2-bio'.F65" chart:label-cell-address="'UTSMER9A3_Gambierdiscus-carpenteri_gosum2-bio'.F1:'UTSMER9A3_Gambierdiscus-carpenteri_gosum2-bio'.F1" chart:class="chart:bar">
            <chart:data-point chart:repeated="64"/>
          </chart:series>
          <chart:series chart:style-name="ch11" chart:values-cell-range-address="'UTSMER9A3_Gambierdiscus-carpenteri_gosum2-bio'.G2:'UTSMER9A3_Gambierdiscus-carpenteri_gosum2-bio'.G65" chart:label-cell-address="'UTSMER9A3_Gambierdiscus-carpenteri_gosum2-bio'.G1:'UTSMER9A3_Gambierdiscus-carpenteri_gosum2-bio'.G1" chart:class="chart:bar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. australes</text:p>
                <draw:g>
                  <svg:desc>'UTSMER9A3_Gambierdiscus-carpenteri_gosum2-bio'.C1:'UTSMER9A3_Gambierdiscus-carpenteri_gosum2-bio'.C1</svg:desc>
                </draw:g>
              </table:table-cell>
              <table:table-cell office:value-type="string">
                <text:p>G. carpenteri</text:p>
                <draw:g>
                  <svg:desc>'UTSMER9A3_Gambierdiscus-carpenteri_gosum2-bio'.D1:'UTSMER9A3_Gambierdiscus-carpenteri_gosum2-bio'.D1</svg:desc>
                </draw:g>
              </table:table-cell>
              <table:table-cell office:value-type="string">
                <text:p>G. lapillus</text:p>
                <draw:g>
                  <svg:desc>'UTSMER9A3_Gambierdiscus-carpenteri_gosum2-bio'.E1:'UTSMER9A3_Gambierdiscus-carpenteri_gosum2-bio'.E1</svg:desc>
                </draw:g>
              </table:table-cell>
              <table:table-cell office:value-type="string">
                <text:p>G. cf. Silvae</text:p>
                <draw:g>
                  <svg:desc>'UTSMER9A3_Gambierdiscus-carpenteri_gosum2-bio'.F1:'UTSMER9A3_Gambierdiscus-carpenteri_gosum2-bio'.F1</svg:desc>
                </draw:g>
              </table:table-cell>
              <table:table-cell office:value-type="string">
                <text:p>G. polynesiensis</text:p>
                <draw:g>
                  <svg:desc>'UTSMER9A3_Gambierdiscus-carpenteri_gosum2-bio'.G1:'UTSMER9A3_Gambierdiscus-carpenteri_gosum2-bio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l cycle checkpoint</text:p>
                <draw:g>
                  <svg:desc>'UTSMER9A3_Gambierdiscus-carpenteri_gosum2-bio'.B2:'UTSMER9A3_Gambierdiscus-carpenteri_gosum2-bio'.B65</svg:desc>
                </draw:g>
              </table:table-cell>
              <table:table-cell office:value-type="float" office:value="3">
                <text:p>3</text:p>
                <draw:g>
                  <svg:desc>'UTSMER9A3_Gambierdiscus-carpenteri_gosum2-bio'.C2:'UTSMER9A3_Gambierdiscus-carpenteri_gosum2-bio'.C65</svg:desc>
                </draw:g>
              </table:table-cell>
              <table:table-cell office:value-type="float" office:value="2">
                <text:p>2</text:p>
                <draw:g>
                  <svg:desc>'UTSMER9A3_Gambierdiscus-carpenteri_gosum2-bio'.D2:'UTSMER9A3_Gambierdiscus-carpenteri_gosum2-bio'.D65</svg:desc>
                </draw:g>
              </table:table-cell>
              <table:table-cell office:value-type="float" office:value="3">
                <text:p>3</text:p>
                <draw:g>
                  <svg:desc>'UTSMER9A3_Gambierdiscus-carpenteri_gosum2-bio'.E2:'UTSMER9A3_Gambierdiscus-carpenteri_gosum2-bio'.E65</svg:desc>
                </draw:g>
              </table:table-cell>
              <table:table-cell office:value-type="float" office:value="3">
                <text:p>3</text:p>
                <draw:g>
                  <svg:desc>'UTSMER9A3_Gambierdiscus-carpenteri_gosum2-bio'.F2:'UTSMER9A3_Gambierdiscus-carpenteri_gosum2-bio'.F65</svg:desc>
                </draw:g>
              </table:table-cell>
              <table:table-cell office:value-type="float" office:value="3">
                <text:p>3</text:p>
                <draw:g>
                  <svg:desc>'UTSMER9A3_Gambierdiscus-carpenteri_gosum2-bio'.G2:'UTSMER9A3_Gambierdiscus-carpenteri_gosum2-bio'.G65</svg:desc>
                </draw:g>
              </table:table-cell>
            </table:table-row>
            <table:table-row>
              <table:table-cell office:value-type="string">
                <text:p>immune effector process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ystem process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tein folding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trogen compound metabolic process</text:p>
              </table:table-cell>
              <table:table-cell office:value-type="float" office:value="255">
                <text:p>255</text:p>
              </table:table-cell>
              <table:table-cell office:value-type="float" office:value="279">
                <text:p>279</text:p>
              </table:table-cell>
              <table:table-cell office:value-type="float" office:value="268">
                <text:p>268</text:p>
              </table:table-cell>
              <table:table-cell office:value-type="float" office:value="278">
                <text:p>27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movement of cell or subcellular component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sponse to stress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immune response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crotubule-based process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ell cycl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romosome segregatio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ll communicatio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ell adhesio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tablishment or maintenance of cell polari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gnal transduction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ell recognitio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ll deat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tabolic process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biosynthetic process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119">
                <text:p>119</text:p>
              </table:table-cell>
              <table:table-cell office:value-type="float" office:value="131">
                <text:p>1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response to external stimulus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sponse to biotic stimulus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sponse to abiotic stimulu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sponse to endogenous stimulu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atomical structure morphogenesi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llular component organization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cellular homeostasi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condary metabolic proces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ell cycle process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embrane dock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tin filament-based proces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tein-containing complex localizatio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ethylation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cromolecule localization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perm-egg recognitio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sponse to chemical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xi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gment metabolic process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ellular component biogenesis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ellular metabolic process</text:p>
              </table:table-cell>
              <table:table-cell office:value-type="float" office:value="320">
                <text:p>320</text:p>
              </table:table-cell>
              <table:table-cell office:value-type="float" office:value="344">
                <text:p>344</text:p>
              </table:table-cell>
              <table:table-cell office:value-type="float" office:value="338">
                <text:p>338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primary metabolic process</text:p>
              </table:table-cell>
              <table:table-cell office:value-type="float" office:value="272">
                <text:p>272</text:p>
              </table:table-cell>
              <table:table-cell office:value-type="float" office:value="295">
                <text:p>295</text:p>
              </table:table-cell>
              <table:table-cell office:value-type="float" office:value="284">
                <text:p>284</text:p>
              </table:table-cell>
              <table:table-cell office:value-type="float" office:value="295">
                <text:p>29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small molecule metabolic process</text:p>
              </table:table-cell>
              <table:table-cell office:value-type="float" office:value="132">
                <text:p>132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interspecies interaction between organism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atomical structure development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llular developmental process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ll motility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gulation of biological process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establishment of localization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aintenance of locatio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tection of stimulu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llular localizatio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ellular response to stimulus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ovement in environment of other organism involved in symbiotic interactio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xidation-reduction process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cess utilizing autophagic mechanism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gulation of biological quality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egulation of molecular function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lycosylatio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methylatio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ell wall organization or biogenesi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ganic substance metabolic process</text:p>
              </table:table-cell>
              <table:table-cell office:value-type="float" office:value="328">
                <text:p>328</text:p>
              </table:table-cell>
              <table:table-cell office:value-type="float" office:value="355">
                <text:p>355</text:p>
              </table:table-cell>
              <table:table-cell office:value-type="float" office:value="349">
                <text:p>349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protein activation cascade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ocytic proces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iotic cell cycle process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llular detoxific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